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ity_wise_polarity_new" table:style-name="ta1">
        <table:shapes>
          <draw:frame draw:z-index="0" draw:style-name="gr1" draw:text-style-name="P1" svg:width="274.64mm" svg:height="194.17mm" svg:x="102.04mm" svg:y="0mm">
            <loext:p draw:notify-on-update-of-ranges="Entity_wise_polarity_new.A2:Entity_wise_polarity_new.A21 Entity_wise_polarity_new.B2:Entity_wise_polarity_new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office:value-type="string" calcext:value-type="string">
            <text:p>total_neg</text:p>
          </table:table-cell>
          <table:table-cell office:value-type="string" calcext:value-type="string">
            <text:p>polarity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2.8329" calcext:value-type="float">
            <text:p>2.8329</text:p>
          </table:table-cell>
          <table:table-cell office:value-type="float" office:value="1.903" calcext:value-type="float">
            <text:p>1.903</text:p>
          </table:table-cell>
          <table:table-cell office:value-type="float" office:value="1.365" calcext:value-type="float">
            <text:p>1.365</text:p>
          </table:table-cell>
          <table:table-cell office:value-type="float" office:value="1.39413919413919" calcext:value-type="float">
            <text:p>1.3941391941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2.073" calcext:value-type="float">
            <text:p>2.073</text:p>
          </table:table-cell>
          <table:table-cell office:value-type="float" office:value="1.784" calcext:value-type="float">
            <text:p>1.784</text:p>
          </table:table-cell>
          <table:table-cell office:value-type="float" office:value="1.192" calcext:value-type="float">
            <text:p>1.192</text:p>
          </table:table-cell>
          <table:table-cell office:value-type="float" office:value="1.49664429530201" calcext:value-type="float">
            <text:p>1.4966442953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2.3393" calcext:value-type="float">
            <text:p>2.3393</text:p>
          </table:table-cell>
          <table:table-cell office:value-type="float" office:value="0.961" calcext:value-type="float">
            <text:p>0.961</text:p>
          </table:table-cell>
          <table:table-cell office:value-type="float" office:value="0.26" calcext:value-type="float">
            <text:p>0.26</text:p>
          </table:table-cell>
          <table:table-cell office:value-type="float" office:value="3.69615384615385" calcext:value-type="float">
            <text:p>3.6961538462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524" calcext:value-type="float">
            <text:p>0.524</text:p>
          </table:table-cell>
          <table:table-cell office:value-type="float" office:value="0.315" calcext:value-type="float">
            <text:p>0.315</text:p>
          </table:table-cell>
          <table:table-cell office:value-type="float" office:value="1.66349206349206" calcext:value-type="float">
            <text:p>1.6634920635</text:p>
          </table:table-cell>
        </table:table-row>
        <table:table-row table:style-name="ro1">
          <table:table-cell office:value-type="string" calcext:value-type="string">
            <text:p>Aamir Khan</text:p>
          </table:table-cell>
          <table:table-cell office:value-type="float" office:value="-0.702" calcext:value-type="float">
            <text:p>-0.7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9" calcext:value-type="float">
            <text:p>0.269</text:p>
          </table:table-cell>
          <table:table-cell office:value-type="float" office:value="4.203125" calcext:value-type="float">
            <text:p>4.203125</text:p>
          </table:table-cell>
        </table:table-row>
        <table:table-row table:style-name="ro1">
          <table:table-cell office:value-type="string" calcext:value-type="string">
            <text:p>Lalu Prasad</text:p>
          </table:table-cell>
          <table:table-cell office:value-type="float" office:value="-0.7506" calcext:value-type="float">
            <text:p>-0.7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-0.8885" calcext:value-type="float">
            <text:p>-0.88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Hardik Patel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Ratan Tata</text:p>
          </table:table-cell>
          <table:table-cell office:value-type="float" office:value="0.043" calcext:value-type="float">
            <text:p>0.04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03" calcext:value-type="float">
            <text:p>0.103</text:p>
          </table:table-cell>
          <table:table-cell office:value-type="float" office:value="1.66990291262136" calcext:value-type="float">
            <text:p>1.6699029126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hilesh Yada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med Patel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Vijay Rupani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at Kohli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ek Debroy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Kaushik Basu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ntity_wise_polarity_new.A1:Entity_wise_polarity_new.E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4:37:42.354175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4:39:06.959392537</dc:date>
    <meta:editing-duration>PT34M51S</meta:editing-duration>
    <meta:editing-cycles>9</meta:editing-cycles>
    <meta:generator>LibreOffice/5.1.6.2$Linux_X86_64 LibreOffice_project/1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009900"/>
    </style:style>
    <style:style style:name="ch10" style:family="chart">
      <style:chart-properties chart:solid-type="cuboid"/>
      <style:graphic-properties draw:fill-color="#990000"/>
    </style:style>
    <style:style style:name="ch11" style:family="chart">
      <style:chart-properties chart:solid-type="cuboid"/>
      <style:graphic-properties draw:fill-color="#ff9999"/>
    </style:style>
    <style:style style:name="ch12" style:family="chart">
      <style:chart-properties chart:solid-type="cuboid"/>
      <style:graphic-properties draw:fill-color="#99ff99"/>
    </style:style>
    <style:style style:name="ch13" style:family="chart">
      <style:chart-properties chart:solid-type="cuboid"/>
      <style:graphic-properties draw:fill-color="#ccff66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65cm" svg:height="19.418cm" xlink:href=".." xlink:type="simple" chart:class="chart:bar" chart:style-name="ch1">
        <chart:plot-area chart:style-name="ch2" table:cell-range-address="Entity_wise_polarity_new.A2:Entity_wise_polarity_new.B21" chart:data-source-has-labels="column" svg:x="0.374cm" svg:y="0.609cm" svg:width="25.82cm" svg:height="17.255cm">
          <chartooo:coordinate-region svg:x="0.996cm" svg:y="0.609cm" svg:width="18.887cm" svg:height="16.211cm"/>
          <chart:axis chart:dimension="x" chart:name="primary-x" chart:style-name="ch3" chartooo:axis-type="auto">
            <chartooo:date-scale/>
            <chart:categories table:cell-range-address="Entity_wise_polarity_new.A2:Entity_wise_polarity_new.A21"/>
            <chart:grid chart:style-name="ch4" chart:class="major"/>
          </chart:axis>
          <chart:axis chart:dimension="y" chart:name="primary-y" chart:style-name="ch5">
            <chart:title svg:x="6.771cm" svg:y="17.828cm" chart:style-name="ch6">
              <text:p>Sentiment Score (By the entity) </text:p>
            </chart:title>
            <chart:grid chart:style-name="ch4" chart:class="major"/>
          </chart:axis>
          <chart:series chart:style-name="ch7" chart:values-cell-range-address="Entity_wise_polarity_new.B2:Entity_wise_polarity_new.B21" chart:class="chart:bar">
            <chart:data-point chart:style-name="ch8" chart:repeated="2"/>
            <chart:data-point chart:style-name="ch9"/>
            <chart:data-point chart:style-name="ch8"/>
            <chart:data-point chart:style-name="ch10"/>
            <chart:data-point chart:style-name="ch11" chart:repeated="2"/>
            <chart:data-point chart:style-name="ch12"/>
            <chart:data-point chart:style-name="ch8"/>
            <chart:data-point chart:style-name="ch13"/>
            <chart:data-point chart:style-name="ch14" chart:repeated="3"/>
            <chart:data-point chart:style-name="ch13"/>
            <chart:data-point chart:style-name="ch12"/>
            <chart:data-point chart:style-name="ch13" chart:repeated="3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run Jaitley</text:p>
                <draw:g>
                  <svg:desc>Entity_wise_polarity_new.A2:Entity_wise_polarity_new.A21</svg:desc>
                </draw:g>
              </table:table-cell>
              <table:table-cell office:value-type="float" office:value="2.8329">
                <text:p>2.8329</text:p>
                <draw:g>
                  <svg:desc>Entity_wise_polarity_new.B2:Entity_wise_polarity_new.B21</svg:desc>
                </draw:g>
              </table:table-cell>
            </table:table-row>
            <table:table-row>
              <table:table-cell office:value-type="string">
                <text:p>Narendra Modi</text:p>
              </table:table-cell>
              <table:table-cell office:value-type="float" office:value="2.073">
                <text:p>2.073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2.3393">
                <text:p>2.3393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.6722">
                <text:p>0.6722</text:p>
              </table:table-cell>
            </table:table-row>
            <table:table-row>
              <table:table-cell office:value-type="string">
                <text:p>Aamir Khan</text:p>
              </table:table-cell>
              <table:table-cell office:value-type="float" office:value="-0.702">
                <text:p>-0.702</text:p>
              </table:table-cell>
            </table:table-row>
            <table:table-row>
              <table:table-cell office:value-type="string">
                <text:p>Lalu Prasad</text:p>
              </table:table-cell>
              <table:table-cell office:value-type="float" office:value="-0.7506">
                <text:p>-0.7506</text:p>
              </table:table-cell>
            </table:table-row>
            <table:table-row>
              <table:table-cell office:value-type="string">
                <text:p>Sachin Pilot</text:p>
              </table:table-cell>
              <table:table-cell office:value-type="float" office:value="-0.8885">
                <text:p>-0.8885</text:p>
              </table:table-cell>
            </table:table-row>
            <table:table-row>
              <table:table-cell office:value-type="string">
                <text:p>Hardik Patel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Ratan Tata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vind Kejriw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khilesh Yada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ddhav Thackera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hmed Patel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Vijay Rupan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rjit Pat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at Kohl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bek Debroy</text:p>
              </table:table-cell>
              <table:table-cell office:value-type="float" office:value="0.7351">
                <text:p>0.7351</text:p>
              </table:table-cell>
            </table:table-row>
            <table:table-row>
              <table:table-cell office:value-type="string">
                <text:p>Kaushik Basu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